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SectionBehavior.post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vSectionBehavior.preR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vSectionBehavior.renderEnd( Appender appen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vSectionBehavior.renderStart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vSectionBehavior.setBodyContent( String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Section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SectionBehavior.setVisible(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